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2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52.79mm" svg:y="1mm">
            <draw:object draw:notify-on-update-of-ranges="Sheet1.A1:Sheet1.A8 Sheet1.B1:Sheet1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ultiCharts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TradeStation</text:p>
          </table:table-cell>
          <table:table-cell office:value-type="float" office:value="249.95" calcext:value-type="float">
            <text:p>249.95</text:p>
          </table:table-cell>
        </table:table-row>
        <table:table-row table:style-name="ro1">
          <table:table-cell office:value-type="string" calcext:value-type="string">
            <text:p>See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rading BLOX</text:p>
          </table:table-cell>
          <table:table-cell office:value-type="float" office:value="82.5" calcext:value-type="float">
            <text:p>82.5</text:p>
          </table:table-cell>
        </table:table-row>
        <table:table-row table:style-name="ro1">
          <table:table-cell office:value-type="string" calcext:value-type="string">
            <text:p>NinjaTrad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ightEdg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actor Research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{{MVG}}</text:p>
          </table:table-cell>
          <table:table-cell office:value-type="float" office:value="12.77" calcext:value-type="float">
            <text:p>12.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16:29:59.255906057</meta:creation-date>
    <dc:date>2019-11-10T16:42:29.902976300</dc:date>
    <meta:editing-duration>PT1M20S</meta:editing-duration>
    <meta:editing-cycles>1</meta:editing-cycles>
    <meta:document-statistic meta:table-count="1" meta:cell-count="16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61cm" svg:y="0.316cm" chart:style-name="ch2">
          <text:p>Prices of Backtesting Software</text:p>
        </chart:title>
        <chart:plot-area chart:style-name="ch3" table:cell-range-address="Sheet1.A1:Sheet1.B8" chart:data-source-has-labels="column" svg:x="1.331cm" svg:y="1.275cm" svg:width="14.349cm" svg:height="7.545cm">
          <chartooo:coordinate-region svg:x="2.138cm" svg:y="1.275cm" svg:width="13.542cm" svg:height="5.02cm"/>
          <chart:axis chart:dimension="x" chart:name="primary-x" chart:style-name="ch4" chartooo:axis-type="auto">
            <chartooo:date-scale/>
            <chart:categories table:cell-range-address="Sheet1.A1:Sheet1.A8"/>
          </chart:axis>
          <chart:axis chart:dimension="y" chart:name="primary-y" chart:style-name="ch5">
            <chart:title svg:x="0.451cm" svg:y="6.639cm" chart:style-name="ch6">
              <text:p>Monthly Price in USD</text:p>
            </chart:title>
          </chart:axis>
          <chart:series chart:style-name="ch7" chart:values-cell-range-address="Sheet1.B1:Sheet1.B8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MultiCharts</text:p>
                <draw:g>
                  <svg:desc>Sheet1.A1:Sheet1.A8</svg:desc>
                </draw:g>
              </table:table-cell>
              <table:table-cell office:value-type="float" office:value="99">
                <text:p>99</text:p>
                <draw:g>
                  <svg:desc>Sheet1.B1:Sheet1.B8</svg:desc>
                </draw:g>
              </table:table-cell>
            </table:table-row>
            <table:table-row>
              <table:table-cell office:value-type="string">
                <text:p>TradeStation</text:p>
              </table:table-cell>
              <table:table-cell office:value-type="float" office:value="249.95">
                <text:p>249.95</text:p>
              </table:table-cell>
            </table:table-row>
            <table:table-row>
              <table:table-cell office:value-type="string">
                <text:p>Seer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rading BLOX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NinjaTrader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RightEdge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Factor Research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{{MVG}}</text:p>
              </table:table-cell>
              <table:table-cell office:value-type="float" office:value="12.77">
                <text:p>12.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